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956" officeooo:paragraph-rsid="000b6956"/>
    </style:style>
    <style:style style:name="P2" style:family="paragraph" style:parent-style-name="Standard" style:list-style-name="L1">
      <style:text-properties officeooo:rsid="000b6956" officeooo:paragraph-rsid="000b69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React</text:p>
      <text:list xml:id="list2911914540539091895" text:style-name="L1">
        <text:list-item>
          <text:p text:style-name="P2">Tudo no react gira em torno de componentes</text:p>
        </text:list-item>
        <text:list-item>
          <text:p text:style-name="P2">Quando as propriedades de um componente são modificadas ele é renderizado com as propriedades atualizadas.</text:p>
        </text:list-item>
        <text:list-item>
          <text:p text:style-name="P2">Componentes herdam de React.Component</text:p>
        </text:list-item>
        <text:list-item>
          <text:p text:style-name="P2">Includes necessários</text:p>
          <text:list>
            <text:list-item>
              <text:p text:style-name="P2"><text:s text:c="4"/>&lt;script src="vendor/babel-standalone.js"&gt;&lt;/script&gt;</text:p>
            </text:list-item>
            <text:list-item>
              <text:p text:style-name="P2"><text:s text:c="4"/>&lt;script src="vendor/react.js"&gt;&lt;/script&gt;</text:p>
            </text:list-item>
            <text:list-item>
              <text:p text:style-name="P2"><text:s text:c="4"/>&lt;script src="vendor/react-dom.js"&gt;&lt;/script&gt;</text:p>
            </text:list-item>
          </text:list>
        </text:list-item>
        <text:list-item>
          <text:p text:style-name="P2">Babel é necessário para o uso JSX – Javascript Extension</text:p>
          <text:list>
            <text:list-item>
              <text:p text:style-name="P2">JSX permite uma sintaxe similar a tags html no javascript. Essa sintaxe é processada para gerar os componentes e é muito conveniente.</text:p>
            </text:list-item>
          </text:list>
        </text:list-item>
        <text:list-item>
          <text:p text:style-name="P2">Exemplo de um componente que gera a div do hello world:</text:p>
          <text:list>
            <text:list-item>
              <text:p text:style-name="P2">class Foobar extends React.Component {</text:p>
            </text:list-item>
            <text:list-item>
              <text:p text:style-name="P2"><text:s text:c="2"/>render() {</text:p>
            </text:list-item>
            <text:list-item>
              <text:p text:style-name="P2"><text:s text:c="4"/>return (</text:p>
            </text:list-item>
            <text:list-item>
              <text:p text:style-name="P2"><text:s text:c="6"/>&lt;div className='ui unstackable items'&gt;</text:p>
            </text:list-item>
            <text:list-item>
              <text:p text:style-name="P2"><text:s text:c="8"/>Hello world</text:p>
            </text:list-item>
            <text:list-item>
              <text:p text:style-name="P2"><text:s text:c="6"/>&lt;/div&gt;</text:p>
            </text:list-item>
            <text:list-item>
              <text:p text:style-name="P2"><text:s text:c="4"/>);</text:p>
            </text:list-item>
            <text:list-item>
              <text:p text:style-name="P2"><text:s text:c="2"/>}</text:p>
            </text:list-item>
            <text:list-item>
              <text:p text:style-name="P2">}</text:p>
            </text:list-item>
            <text:list-item>
              <text:p text:style-name="P2"/>
            </text:list-item>
            <text:list-item>
              <text:p text:style-name="P2">ReactDOM.render(</text:p>
            </text:list-item>
            <text:list-item>
              <text:p text:style-name="P2"><text:s text:c="2"/>&lt; Foobar /&gt;,</text:p>
            </text:list-item>
            <text:list-item>
              <text:p text:style-name="P2"><text:s text:c="2"/>document.getElementById('content')</text:p>
            </text:list-item>
            <text:list-item>
              <text:p text:style-name="P2">);</text:p>
            </text:list-item>
          </text:list>
        </text:list-item>
        <text:list-item>
          <text:p text:style-name="P2">O react usa um DOM virtu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34:44.538040054</meta:creation-date>
    <dc:date>2017-12-05T19:40:44.426738246</dc:date>
    <meta:editing-duration>PT6M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36" meta:character-count="876" meta:non-whitespace-character-count="741"/>
  </office:meta>
</office:document-meta>
</file>